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EMPRESA</text:p>
      <text:p text:style-name="P1"/>
      <text:p text:style-name="P2"/>
      <text:p text:style-name="P3">Resumen Ejecutivo.</text:p>
      <text:p text:style-name="P3"/>
      <text:p text:style-name="P4">Nuestra empresa se forma con el objetivo de crear videojuegos para diferentes plataformas, principalmente PC y Consolas (Playstation , XBOX y Nintendo), pero tambien en juegos moviles y de Realidad Virtual.</text:p>
      <text:p text:style-name="P4">Es un mercado en constante crecimiento, ya que cada año hay mas jugadores y, por ende, mas personas en el mundo del desarrollo de videojuegos implicados en la creacion de nuevos titulos.</text:p>
      <text:p text:style-name="P4"/>
      <text:p text:style-name="P4">Durante el 2022 se registro que un 40% de la poblacion mundial jugaba a videojuegos, lo que representa a unas 3.100 millones de personas. De este porcentaje, según encuestas, un 48% eligio PC como su plataforma principal, en consola solo un 8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6:09:37.34</meta:creation-date>
    <meta:document-statistic meta:table-count="0" meta:image-count="0" meta:object-count="0" meta:page-count="1" meta:paragraph-count="5" meta:word-count="110" meta:character-count="669"/>
    <dc:date>2022-11-08T16:27:28.07</dc:date>
    <meta:editing-duration>PT2M30S</meta:editing-duration>
    <meta:editing-cycles>1</meta:editing-cycles>
    <meta:generator>OpenOffice/4.1.13$Win32 OpenOffice.org_project/4113m1$Build-9810</meta:generator>
  </office:meta>
</office:document-meta>
</file>